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a1e3" officeooo:paragraph-rsid="0015a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1:</text:p>
      <text:p text:style-name="P1">I installed virtual box on linux and made a virtual server.</text:p>
      <text:p text:style-name="P1">My main machine was the host and the server was running on a host-only adapter network setting.</text:p>
      <text:p text:style-name="P1">This way it worked the best and both of the machines were on the same network.</text:p>
      <text:p text:style-name="P1"/>
      <text:p text:style-name="P1">The ansible folder and hosts file were already created in the etc.</text:p>
      <text:p text:style-name="P1">I added the following to the hosts file:</text:p>
      <text:p text:style-name="P1"/>
      <text:p text:style-name="P1">[server]</text:p>
      <text:p text:style-name="P1">192.168.56.101 ansible_port=2222 ansible_user=user</text:p>
      <text:p text:style-name="P1"/>
      <text:p text:style-name="P1"/>
      <text:p text:style-name="P1"/>
      <text:p text:style-name="P1">I had to install something like sshpass but the ansible command finally worked:</text:p>
      <text:p text:style-name="P1"/>
      <text:p text:style-name="P1">ansible server -m ping –ask-pass</text:p>
      <text:p text:style-name="P1"/>
      <text:p text:style-name="P1">the output was:</text:p>
      <text:p text:style-name="P1"/>
      <text:p text:style-name="P1">192.168.56.101 | SUCCESS =&gt; {</text:p>
      <text:p text:style-name="P1"><text:s text:c="4"/>"changed": false, </text:p>
      <text:p text:style-name="P1"><text:s text:c="4"/>"ping": "pong"</text:p>
      <text:p text:style-name="P1">}</text:p>
      <text:p text:style-name="P1"/>
      <text:p text:style-name="P1">I’ll upload the hosts file as wel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2:02:29.988481987</meta:creation-date>
    <dc:date>2019-09-11T02:12:12.585063460</dc:date>
    <meta:editing-duration>PT9M42S</meta:editing-duration>
    <meta:editing-cycles>1</meta:editing-cycles>
    <meta:document-statistic meta:table-count="0" meta:image-count="0" meta:object-count="0" meta:page-count="1" meta:paragraph-count="16" meta:word-count="107" meta:character-count="632" meta:non-whitespace-character-count="532"/>
    <meta:generator>LibreOffice/6.0.7.3$Linux_X86_64 LibreOffice_project/00m0$Build-3</meta:generator>
  </office:meta>
</office:document-meta>
</file>